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elAvailRoomStayDTO.getHotel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oomStayDTO.setHotelRef( HotelRefDTO hotel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oomStayDTO.getRoomSt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oomStayDTO.setRoomStays( List &lt; AvailRoomStayDTO &gt; roomSt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oomStayDTO.setTpaExtensions( TPAExtensionsDTO tpa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oomStayDTO.getTpa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